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_20_concave" draw:marker-end-width="0.3cm" draw:fill="none" draw:fill-color="#b2b2b2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top" draw:auto-grow-height="false" fo:min-height="0.387cm" fo:min-width="10.443cm"/>
    </style:style>
    <style:style style:name="gr3" style:family="graphic" style:parent-style-name="standard">
      <style:graphic-properties svg:stroke-color="#000000" draw:fill-color="#000000" draw:textarea-horizontal-align="justify" draw:textarea-vertical-align="top" draw:auto-grow-height="false" fo:min-height="3.788cm" fo:min-width="0.881cm"/>
    </style:style>
    <style:style style:name="gr4" style:family="graphic" style:parent-style-name="standard">
      <style:graphic-properties svg:stroke-color="#000000" draw:fill-color="#000000" draw:textarea-horizontal-align="justify" draw:textarea-vertical-align="top" draw:auto-grow-height="false" fo:min-height="4.85cm" fo:min-width="1.73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5.44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2.313cm" fo:min-width="9.2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top" draw:auto-grow-height="false" fo:min-height="4.816cm" fo:min-width="2.2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94cm" fo:min-width="5.84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6.303cm" fo:min-width="2.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6.303cm" fo:min-width="3.275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026cm" fo:min-width="8.79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94cm" fo:min-width="3.078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draw:marker-end="Arrow_20_concave" draw:marker-end-width="0.3cm" draw:fill="none" draw:fill-color="#b2b2b2" draw:textarea-vertical-align="middle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958cm" fo:min-width="1.385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253cm" fo:min-width="1.385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997cm" fo:min-width="0.654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943cm" fo:min-width="0.669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253cm" fo:min-width="1.384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253cm" fo:min-width="2.553cm" fo:padding-top="0.139cm" fo:padding-bottom="0.139cm" fo:padding-left="0.264cm" fo:padding-right="0.264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478cm" fo:min-width="1.803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0.141cm" fo:min-width="1.803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000000" draw:textarea-horizontal-align="justify" draw:textarea-vertical-align="top" draw:auto-grow-height="false" fo:min-height="0.512cm" fo:min-width="12.2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507cm" fo:min-width="2.654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0.507cm" fo:min-width="2.266cm" fo:padding-top="0.139cm" fo:padding-bottom="0.139cm" fo:padding-left="0.264cm" fo:padding-right="0.264cm"/>
    </style:style>
    <style:style style:name="gr25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fffff" draw:opacity="100%" draw:textarea-horizontal-align="justify" draw:textarea-vertical-align="top" draw:auto-grow-height="false" fo:min-height="17.478cm" fo:min-width="7.70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fffff" draw:opacity="100%" draw:textarea-horizontal-align="justify" draw:textarea-vertical-align="top" draw:auto-grow-height="false" fo:min-height="2.238cm" fo:min-width="7.449cm" fo:padding-top="0.151cm" fo:padding-bottom="0.151cm" fo:padding-left="0.276cm" fo:padding-right="0.276cm"/>
    </style:style>
    <style:style style:name="gr27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fffff" draw:opacity="100%" draw:textarea-horizontal-align="justify" draw:textarea-vertical-align="top" draw:auto-grow-height="false" fo:min-height="5.286cm" fo:min-width="7.449cm" fo:padding-top="0.151cm" fo:padding-bottom="0.151cm" fo:padding-left="0.276cm" fo:padding-right="0.276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208cm" fo:min-width="1.549cm" fo:padding-top="0.142cm" fo:padding-bottom="0.142cm" fo:padding-left="0.267cm" fo:padding-right="0.267cm"/>
    </style:style>
    <style:style style:name="P1" style:family="paragraph">
      <loext:graphic-properties draw:fill="none" draw:fill-color="#b2b2b2"/>
      <style:paragraph-properties fo:text-align="center"/>
      <style:text-properties fo:font-size="10pt"/>
    </style:style>
    <style:style style:name="P2" style:family="paragraph">
      <style:paragraph-properties fo:text-align="justify"/>
    </style:style>
    <style:style style:name="P3" style:family="paragraph">
      <loext:graphic-properties draw:fill-color="#000000"/>
      <style:paragraph-properties fo:text-align="justify"/>
      <style:text-properties fo:color="#ffffff" style:font-name="DejaVu Sans Mono" fo:font-size="10pt" fo:font-weight="bold" style:font-weight-asian="bold" style:font-weight-complex="bold"/>
    </style:style>
    <style:style style:name="P4" style:family="paragraph">
      <loext:graphic-properties draw:fill-color="#000000"/>
      <style:paragraph-properties fo:text-align="justify"/>
      <style:text-properties fo:color="#ffffff" style:font-name="DejaVu Sans Mono" fo:font-size="10pt" fo:font-weight="bold" style:font-size-asian="15pt" style:font-weight-asian="bold" style:font-size-complex="15pt" style:font-weight-complex="bold"/>
    </style:style>
    <style:style style:name="P5" style:family="paragraph">
      <loext:graphic-properties draw:fill-color="#000000"/>
      <style:paragraph-properties fo:text-align="justify"/>
      <style:text-properties fo:color="#1c1c1c" style:font-name="DejaVu Sans Mono" fo:background-color="#ffffff"/>
    </style:style>
    <style:style style:name="P6" style:family="paragraph">
      <loext:graphic-properties draw:fill-color="#ffffff"/>
      <style:paragraph-properties fo:text-align="justify"/>
      <style:text-properties style:font-name="DejaVu Sans Mono" fo:font-size="10pt" fo:background-color="#eeeeee" style:font-size-asian="12pt" style:font-size-complex="12pt"/>
    </style:style>
    <style:style style:name="P7" style:family="paragraph">
      <style:paragraph-properties fo:margin-top="0cm" fo:margin-bottom="0cm" fo:text-align="justify"/>
    </style:style>
    <style:style style:name="P8" style:family="paragraph">
      <loext:graphic-properties draw:fill-color="#ffffff"/>
      <style:paragraph-properties fo:margin-top="0cm" fo:margin-bottom="0cm" fo:text-align="justify"/>
      <style:text-properties style:font-name="DejaVu Sans Mono" fo:font-size="10pt" fo:background-color="#eeeeee" style:font-size-asian="14pt" style:font-size-complex="14pt"/>
    </style:style>
    <style:style style:name="P9" style:family="paragraph">
      <loext:graphic-properties draw:fill-color="#ffffff"/>
      <style:paragraph-properties fo:text-align="justify"/>
      <style:text-properties style:font-name="DejaVu Sans Mono" fo:font-size="10pt" fo:background-color="#eeeeee" style:font-size-asian="14pt" style:font-size-complex="14pt"/>
    </style:style>
    <style:style style:name="P10" style:family="paragraph">
      <loext:graphic-properties draw:fill-color="#ffffff"/>
      <style:paragraph-properties fo:text-align="justify"/>
      <style:text-properties style:font-name="DejaVu Sans Mono" fo:font-size="9pt" fo:background-color="#eeeeee" style:font-size-asian="9pt" style:font-size-complex="9pt"/>
    </style:style>
    <style:style style:name="P11" style:family="paragraph">
      <loext:graphic-properties draw:fill-color="#ffffff"/>
      <style:paragraph-properties fo:text-align="justify"/>
      <style:text-properties style:font-name="DejaVu Sans Mono" fo:font-size="10pt" fo:background-color="#eeeeee" style:font-size-asian="10pt" style:font-size-complex="10pt"/>
    </style:style>
    <style:style style:name="P12" style:family="paragraph">
      <loext:graphic-properties draw:fill-color="#ffffff"/>
      <style:paragraph-properties fo:text-align="justify"/>
      <style:text-properties style:font-name="DejaVu Sans Mono" fo:font-size="9pt" fo:background-color="#eeeeee" style:font-size-asian="14pt" style:font-size-complex="14pt"/>
    </style:style>
    <style:style style:name="P13" style:family="paragraph">
      <loext:graphic-properties draw:fill-color="#ffffff" draw:opacity="100%"/>
      <style:paragraph-properties fo:text-align="justify"/>
      <style:text-properties style:font-name="DejaVu Sans Mono" fo:font-size="13pt" fo:background-color="#eeeeee" style:font-size-asian="12pt" style:font-size-complex="12pt"/>
    </style:style>
    <style:style style:name="P14" style:family="paragraph">
      <loext:graphic-properties draw:fill-color="#ffffff" draw:opacity="100%"/>
      <style:paragraph-properties fo:text-align="justify"/>
      <style:text-properties style:font-name="DejaVu Sans Mono" fo:font-size="10pt" fo:font-style="normal" fo:font-weight="bold" fo:background-color="#eeeeee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fffff" style:font-name="DejaVu Sans Mono" fo:font-size="10pt" fo:font-weight="bold" style:font-weight-asian="bold" style:font-weight-complex="bold"/>
    </style:style>
    <style:style style:name="T2" style:family="text">
      <style:text-properties fo:color="#ffffff" style:font-name="DejaVu Sans Mono" fo:font-size="10pt" fo:font-weight="bold" style:font-size-asian="15pt" style:font-weight-asian="bold" style:font-size-complex="15pt" style:font-weight-complex="bold"/>
    </style:style>
    <style:style style:name="T3" style:family="text">
      <style:text-properties fo:color="#1c1c1c" style:font-name="DejaVu Sans Mono" fo:background-color="#ffffff"/>
    </style:style>
    <style:style style:name="T4" style:family="text">
      <style:text-properties style:font-name="DejaVu Sans Mono" fo:font-size="10pt" fo:background-color="#eeeeee" style:font-size-asian="12pt" style:font-size-complex="12pt"/>
    </style:style>
    <style:style style:name="T5" style:family="text">
      <style:text-properties style:font-name="DejaVu Sans Mono" fo:font-size="10pt" fo:font-weight="bold" fo:background-color="#eeeeee" style:font-size-asian="14pt" style:font-weight-asian="bold" style:font-size-complex="14pt" style:font-weight-complex="bold"/>
    </style:style>
    <style:style style:name="T6" style:family="text">
      <style:text-properties style:font-name="DejaVu Sans Mono" fo:font-size="10pt" fo:background-color="#eeeeee" style:font-size-asian="14pt" style:font-size-complex="14pt"/>
    </style:style>
    <style:style style:name="T7" style:family="text">
      <style:text-properties style:font-name="DejaVu Sans Mono" fo:font-size="10pt" fo:font-style="normal" fo:font-weight="bold" fo:background-color="#eeeee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DejaVu Sans Mono" fo:font-size="9pt" fo:font-style="normal" fo:font-weight="bold" fo:background-color="#eeeeee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DejaVu Sans Mono" fo:font-size="9pt" fo:background-color="#eeeeee" style:font-size-asian="9pt" style:font-size-complex="9pt"/>
    </style:style>
    <style:style style:name="T10" style:family="text">
      <style:text-properties style:font-name="DejaVu Sans Mono" fo:font-size="10pt" fo:background-color="#eeeeee" style:font-size-asian="10pt" style:font-size-complex="10pt"/>
    </style:style>
    <style:style style:name="T11" style:family="text">
      <style:text-properties style:font-name="DejaVu Sans Mono" fo:font-size="9pt" fo:font-style="normal" fo:font-weight="bold" fo:background-color="#eeeee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DejaVu Sans Mono" fo:font-size="9pt" fo:background-color="#eeeeee" style:font-size-asian="14pt" style:font-size-complex="14pt"/>
    </style:style>
    <style:style style:name="T13" style:family="text">
      <style:text-properties style:font-name="DejaVu Sans Mono" fo:font-size="13pt" fo:background-color="#eeeeee" style:font-size-asian="12pt" style:font-size-complex="12pt"/>
    </style:style>
    <style:style style:name="T14" style:family="text">
      <style:text-properties style:font-name="DejaVu Sans Mono" fo:font-size="10pt" fo:font-style="normal" fo:font-weight="bold" fo:background-color="#eeeeee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DejaVu Sans Mono" fo:font-size="8pt" fo:font-style="italic" fo:font-weight="normal" fo:background-color="#eeeeee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DejaVu Sans Mono" fo:font-size="8pt" fo:font-style="italic" fo:font-weight="bold" fo:background-color="#eeeeee" style:font-size-asian="8pt" style:font-style-asian="italic" style:font-weight-asian="bold" style:font-size-complex="8pt" style:font-style-complex="italic" style:font-weight-complex="bold"/>
    </style:style>
    <style:style style:name="T17" style:family="text">
      <style:text-properties style:font-name="DejaVu Sans Mono" fo:font-size="7pt" fo:font-style="italic" fo:font-weight="normal" fo:background-color="#eeeeee" style:font-size-asian="7pt" style:font-style-asian="italic" style:font-weight-asian="normal" style:font-size-complex="7pt" style:font-style-complex="italic" style:font-weight-complex="normal"/>
    </style:style>
    <style:style style:name="T18" style:family="text">
      <style:text-properties style:font-name="DejaVu Sans Mono" fo:font-size="7pt" fo:font-style="italic" fo:font-weight="bold" fo:background-color="#eeeeee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429cm" svg:y1="17.852cm" svg:x2="11.429cm" svg:y2="19.249cm">
          <text:p/>
        </draw:line>
        <draw:line draw:style-name="gr1" draw:text-style-name="P1" draw:layer="layout" svg:x1="7.331cm" svg:y1="17.917cm" svg:x2="7.331cm" svg:y2="19.314cm">
          <text:p/>
        </draw:line>
        <draw:line draw:style-name="gr1" draw:text-style-name="P1" draw:layer="layout" svg:x1="6.858cm" svg:y1="19.288cm" svg:x2="6.858cm" svg:y2="18.045cm">
          <text:p/>
        </draw:line>
        <draw:custom-shape draw:style-name="gr2" draw:text-style-name="P3" draw:layer="layout" svg:width="10.943cm" svg:height="0.637cm" svg:x="3.825cm" svg:y="3.775cm">
          <text:p text:style-name="P2"><text:span text:style-name="T1">MCU HARD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81cm" svg:height="4.038cm" svg:x="1.381cm" svg:y="8.746cm">
          <text:p text:style-name="P2"><text:span text:style-name="T2">FA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31cm" svg:height="5.1cm" svg:x="15.406cm" svg:y="10.021cm">
          <text:p text:style-name="P2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5.94cm" svg:height="1.016cm" svg:x="1cm" svg:y="1cm">
          <text:p text:style-name="P2"><text:span text:style-name="T3">FANCLUB MkII MODULAR DIAGRAM (SLAVE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752cm" svg:height="12.615cm" svg:x="4.359cm" svg:y="5.027cm">
          <text:p text:style-name="P2"><text:span text:style-name="T4">FC MkII SLAV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74cm" svg:height="5.1cm" svg:x="3.612cm" svg:y="8.64cm">
          <text:p text:style-name="P7"><text:span text:style-name="T5">Fan</text:span><text:span text:style-name="T6"> 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75cm" svg:height="2.224cm" svg:x="4.017cm" svg:y="5.643cm">
          <text:p text:style-name="P2"><text:span text:style-name="T7">StatusTracker</text:span><text:span text:style-name="T6"> 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994cm" svg:height="6.587cm" svg:x="11.348cm" svg:y="8.489cm">
          <text:p text:style-name="P2"><text:span text:style-name="T8">Communicator</text:span><text:span text:style-name="T9"> modul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09cm" svg:height="6.587cm" svg:x="6.918cm" svg:y="8.468cm">
          <text:p text:style-name="P2"><text:span text:style-name="T7">Processor</text:span><text:span text:style-name="T6"> modul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9.324cm" svg:height="2.31cm" svg:x="4.574cm" svg:y="15.741cm">
          <text:p text:style-name="P2"><text:span text:style-name="T7">Archiver</text:span><text:span text:style-name="T6"> modul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12cm" svg:height="2.224cm" svg:x="10.817cm" svg:y="5.643cm">
          <text:p text:style-name="P2"><text:span text:style-name="T7">Printer</text:span><text:span text:style-name="T6"> module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873cm" svg:y1="12.146cm" svg:x2="14.323cm" svg:y2="12.146cm">
          <text:p/>
        </draw:line>
        <draw:custom-shape draw:style-name="gr14" draw:text-style-name="P11" draw:layer="layout" svg:width="1.913cm" svg:height="1.236cm" svg:x="15.279cm" svg:y="11.084cm">
          <text:p text:style-name="P2"><text:span text:style-name="T10">UDP </text:span></text:p>
          <text:p text:style-name="P2"><text:span text:style-name="T10">broadcast</text:span></text:p>
          <text:p text:style-name="P2"><text:span text:style-name="T10">from Master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873cm" svg:y1="13.247cm" svg:x2="14.323cm" svg:y2="13.247cm">
          <text:p/>
        </draw:line>
        <draw:custom-shape draw:style-name="gr15" draw:text-style-name="P11" draw:layer="layout" svg:width="1.913cm" svg:height="0.531cm" svg:x="15.279cm" svg:y="12.89cm">
          <text:p text:style-name="P2"><text:span text:style-name="T10">MISO (UDP)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4.323cm" svg:y1="14.097cm" svg:x2="15.279cm" svg:y2="14.097cm">
          <text:p/>
        </draw:line>
        <draw:custom-shape draw:style-name="gr15" draw:text-style-name="P11" draw:layer="layout" svg:width="1.913cm" svg:height="0.531cm" svg:x="15.279cm" svg:y="13.74cm">
          <text:p text:style-name="P2"><text:span text:style-name="T10">MISO (UDP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835cm" svg:y1="10.06cm" svg:x2="2.879cm" svg:y2="10.06cm">
          <text:p/>
        </draw:line>
        <draw:custom-shape draw:style-name="gr16" draw:text-style-name="P11" draw:layer="layout" svg:width="1.182cm" svg:height="1.275cm" svg:x="1.717cm" svg:y="9.702cm">
          <text:p text:style-name="P2"><text:span text:style-name="T10">PWM </text:span></text:p>
          <text:p text:style-name="P2"><text:span text:style-name="T10">to </text:span></text:p>
          <text:p text:style-name="P2"><text:span text:style-name="T10">fan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93cm" svg:y1="11.601cm" svg:x2="3.749cm" svg:y2="11.601cm">
          <text:p/>
        </draw:line>
        <draw:custom-shape draw:style-name="gr17" draw:text-style-name="P11" draw:layer="layout" svg:width="1.197cm" svg:height="1.221cm" svg:x="1.717cm" svg:y="11.244cm">
          <text:p text:style-name="P2"><text:span text:style-name="T10">Tach. </text:span></text:p>
          <text:p text:style-name="P2"><text:span text:style-name="T10">from </text:span></text:p>
          <text:p text:style-name="P2"><text:span text:style-name="T10">fans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912cm" svg:height="0.531cm" svg:x="7.65cm" svg:y="3.965cm">
          <text:p text:style-name="P2"><text:span text:style-name="T10">USR LED’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137cm" svg:y1="5.665cm" svg:x2="9.137cm" svg:y2="4.496cm">
          <text:p/>
        </draw:line>
        <draw:custom-shape draw:style-name="gr19" draw:text-style-name="P11" draw:layer="layout" svg:width="3.081cm" svg:height="0.531cm" svg:x="10.412cm" svg:y="3.965cm">
          <text:p text:style-name="P2"><text:span text:style-name="T10">Serial terminal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9cm" svg:y1="5.665cm" svg:x2="11.9cm" svg:y2="4.496cm">
          <text:p/>
        </draw:line>
        <draw:custom-shape draw:style-name="gr20" draw:text-style-name="P12" draw:layer="layout" svg:width="2.337cm" svg:height="2.762cm" svg:x="3.825cm" svg:y="9.809cm">
          <text:p text:style-name="P2"><text:span text:style-name="T11">Fan</text:span><text:span text:style-name="T12"> instanc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337cm" svg:height="0.425cm" svg:x="3.825cm" svg:y="12.5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337cm" svg:height="0.425cm" svg:x="3.825cm" svg:y="12.99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2.7cm" svg:height="0.762cm" svg:x="1.381cm" svg:y="19.542cm">
          <text:p text:style-name="P2"><text:span text:style-name="T1">MCU FLASH MEMORY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3.182cm" svg:height="0.785cm" svg:x="5.445cm" svg:y="19.265cm">
          <text:p text:style-name="P2"><text:span text:style-name="T10">Saved profi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794cm" svg:height="0.785cm" svg:x="10.017cm" svg:y="19.265cm">
          <text:p text:style-name="P2"><text:span text:style-name="T10">Saved logs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8.255cm" svg:height="17.78cm" svg:x="18.399cm" svg:y="2.397cm">
          <text:p text:style-name="P2"><text:span text:style-name="T13">THREADS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8.001cm" svg:height="2.54cm" svg:x="18.526cm" svg:y="3.159cm">
          <text:p text:style-name="P2"><text:span text:style-name="T14">main</text:span></text:p>
          <text:p text:style-name="P2"><text:span text:style-name="T15">Initialize modules, threads and fan array.</text:span></text:p>
          <text:p text:style-name="P2"><text:span text:style-name="T15">In the “main loop,” for each item in the “print” queue (</text:span><text:span text:style-name="T16">Printer </text:span><text:span text:style-name="T15">module), print said item to serial terminal and add it to log fil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8.001cm" svg:height="2.54cm" svg:x="18.526cm" svg:y="5.953cm">
          <text:p text:style-name="P2"><text:span text:style-name="T14">communicationThread</text:span></text:p>
          <text:p text:style-name="P2"><text:span text:style-name="T17">Listen for incoming messages, to be either handled locally or added to “incoming” queue. Send replies in “outgoing” queue. In the event of timeouts and/or failed reconnection attempts, verify status of ethernet connection. Update “status” through </text:span><text:span text:style-name="T18">Printer </text:span><text:span text:style-name="T17">and </text:span><text:span text:style-name="T18">StatusTracker</text:span><text:span text:style-name="T17">.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8.001cm" svg:height="2.54cm" svg:x="18.526cm" svg:y="8.747cm">
          <text:p text:style-name="P2"><text:span text:style-name="T14">listenerThread</text:span></text:p>
          <text:p text:style-name="P2"><text:span text:style-name="T15">Listen for UDP broadcasts from Master and respond according to both broadcasts and lack thereof, depending on connection status.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8.001cm" svg:height="5.588cm" svg:x="18.526cm" svg:y="11.541cm">
          <text:p text:style-name="P2"><text:span text:style-name="T14">controlThread</text:span></text:p>
          <text:p text:style-name="P2"><text:span text:style-name="T15">Initialization: Check existing fan profiles or lack thereof.</text:span></text:p>
          <text:p text:style-name="P2"><text:span text:style-name="T15">Process commands received through “incoming” queue (</text:span><text:span text:style-name="T16">Communicator</text:span><text:span text:style-name="T15">) w/in “control loop.” In each go-around:</text:span></text:p>
          <text:list text:style-name="L2">
            <text:list-item>
              <text:p text:style-name="P2"><text:span text:style-name="T15">Retrieve command from “incoming” queue</text:span></text:p>
            </text:list-item>
            <text:list-item>
              <text:p text:style-name="P2"><text:span text:style-name="T15">Process obtained command immediately</text:span></text:p>
            </text:list-item>
            <text:list-item>
              <text:p text:style-name="P2"><text:span text:style-name="T15">For each fan in the fan array.</text:span></text:p>
              <text:list>
                <text:list-item>
                  <text:p text:style-name="P2"><text:span text:style-name="T15">Update its RPM reading</text:span></text:p>
                </text:list-item>
                <text:list-item>
                  <text:p text:style-name="P2"><text:span text:style-name="T15">Adjust its PWM output in accordance to received commands (e.g turn off, “chase” an RPM, set to specific PWM)</text:span></text:p>
                </text:list-item>
              </text:list>
            </text:list-item>
            <text:list-item>
              <text:p text:style-name="P2"><text:span text:style-name="T15">Send reply in accordance to previously retrieved command.</text:span></text:p>
              <text:list>
                <text:list-header>
                  <text:p text:style-name="P2"><text:span text:style-name="T15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.083cm" svg:height="1.492cm" svg:x="3.743cm" svg:y="10.938cm">
          <text:p text:style-name="P2"><text:span text:style-name="T11">Counter</text:span><text:span text:style-name="T12"> instanc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true" draw:auto-grow-width="false" draw:fit-to-size="shrink-to-fit" style:shrink-to-fit="true" draw:fit-to-contour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10:57.004045000</meta:creation-date>
    <dc:date>2018-01-27T00:13:46.238816000</dc:date>
    <meta:editing-duration>PT1H4M36S</meta:editing-duration>
    <meta:editing-cycles>2</meta:editing-cycles>
    <meta:generator>LibreOffice/5.4.4.2$MacOSX_X86_64 LibreOffice_project/2524958677847fb3bb44820e40380acbe820f960</meta:generator>
    <meta:document-statistic meta:object-count="40"/>
  </office:meta>
</office:document-meta>
</file>